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c746" officeooo:paragraph-rsid="0012c74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a62f" officeooo:paragraph-rsid="0013a62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62f" officeooo:paragraph-rsid="0013a62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2a10" officeooo:paragraph-rsid="00142a1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c746" officeooo:paragraph-rsid="0012c74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2c746" officeooo:paragraph-rsid="0012c74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2c746" officeooo:paragraph-rsid="0012c74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46753" officeooo:paragraph-rsid="00146753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46753" officeooo:paragraph-rsid="0014675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6753" officeooo:paragraph-rsid="0014675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2c746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3a62f" officeooo:paragraph-rsid="0013a62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42a10" officeooo:paragraph-rsid="00142a1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12c746" officeooo:paragraph-rsid="0012c74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6753" officeooo:paragraph-rsid="0014675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officeooo:rsid="001d14a8" officeooo:paragraph-rsid="001d14a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8fa7f" officeooo:paragraph-rsid="0018fa7f" style:font-weight-asian="bold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1d14a8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42a10" officeooo:paragraph-rsid="00142a10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officeooo:rsid="0018fa7f" officeooo:paragraph-rsid="0018fa7f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weight="normal" officeooo:rsid="001ab767" officeooo:paragraph-rsid="001ab767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1d14a8" officeooo:paragraph-rsid="001d14a8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d14a8" officeooo:paragraph-rsid="001d14a8" style:font-size-asian="14pt" style:font-weight-asian="bold" style:font-size-complex="14pt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1d56e8" officeooo:paragraph-rsid="001d56e8"/>
    </style:style>
    <style:style style:name="P25" style:family="paragraph" style:parent-style-name="Frame_20_contents">
      <style:paragraph-properties fo:text-align="center" style:justify-single-word="false"/>
      <style:text-properties officeooo:paragraph-rsid="0012c746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ffffff"/>
      <style:paragraph-properties fo:text-align="center"/>
      <style:text-properties fo:font-size="12pt"/>
    </style:style>
    <style:style style:name="P29" style:family="paragraph"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c746" fo:background-color="#fff200" loext:char-shading-value="0"/>
    </style:style>
    <style:style style:name="T3" style:family="text">
      <style:text-properties officeooo:rsid="0016e362"/>
    </style:style>
    <style:style style:name="T4" style:family="text">
      <style:text-properties officeooo:rsid="00187c31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d14a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56e8" style:font-size-asian="12pt" style:font-weight-asian="normal" style:font-size-complex="12pt" style:font-weight-complex="normal"/>
    </style:style>
    <style:style style:name="T8" style:family="text">
      <style:text-properties officeooo:rsid="0018fa7f"/>
    </style:style>
    <style:style style:name="T9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 style:parent-style-name="Frame">
      <style:graphic-properties draw:textarea-horizontal-align="justify" draw:textarea-vertical-align="middle" draw:auto-grow-height="false" fo:min-height="2.858cm" fo:min-width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2.672cm" fo:min-width="2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52cm" fo:min-width="2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436cm" fo:min-width="0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2.778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2.54cm" fo:min-width="2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p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Big Data: Projeto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Hugo Mendes, Sabrina Simão</text:p>
      <text:p text:style-name="P6">Professor Fabio Ayres</text:p>
      <text:p text:style-name="P6"/>
      <text:p text:style-name="P6"/>
      <text:p text:style-name="P6"/>
      <text:p text:style-name="P6"><text:soft-page-break/>Arquitetura Implementada</text:p>
      <text:p text:style-name="P6"/>
      <text:p text:style-name="P6"/>
      <text:p text:style-name="P7">Diagrama:</text:p>
      <text:p text:style-name="P7"><draw:custom-shape text:anchor-type="paragraph" draw:z-index="0" draw:name="Shape1" draw:style-name="gr1" draw:text-style-name="P26" svg:width="2.858cm" svg:height="2.858cm" svg:x="2.071cm" svg:y="1.281cm"><text:p text:style-name="P25"><text:span text:style-name="T2">Aplicação</text:span></text:p><draw:enhanced-geometry svg:viewBox="0 0 21600 21600" draw:type="rectangle" draw:enhanced-path="M 0 0 L 21600 0 21600 21600 0 21600 0 0 Z N"/></draw:custom-shape><draw:custom-shape text:anchor-type="paragraph" draw:z-index="9" draw:name="Shape2" draw:style-name="gr7" draw:text-style-name="P26" svg:width="2.779cm" svg:height="2.779cm" svg:x="7.601cm" svg:y="1.254cm"><text:p text:style-name="P25"><text:span text:style-name="T2">Web server</text:span></text:p><draw:enhanced-geometry svg:viewBox="0 0 21600 21600" draw:type="rectangle" draw:enhanced-path="M 0 0 L 21600 0 21600 21600 0 21600 0 0 Z N"/></draw:custom-shape><draw:custom-shape text:anchor-type="paragraph" draw:z-index="10" draw:name="Shape3" draw:style-name="gr8" draw:text-style-name="P29" svg:width="2.86cm" svg:height="2.541cm" svg:x="13.607cm" svg:y="1.334cm"><text:p text:style-name="P25"><text:span text:style-name="T2">Rest Api</text:span></text:p><draw:enhanced-geometry svg:viewBox="0 0 21600 21600" draw:type="rectangle" draw:enhanced-path="M 0 0 L 21600 0 21600 21600 0 21600 0 0 Z N"/></draw:custom-shape><draw:custom-shape text:anchor-type="paragraph" draw:z-index="1" draw:name="Shape4" draw:style-name="gr2" draw:text-style-name="P26" svg:width="2.885cm" svg:height="2.673cm" svg:x="13.633cm" svg:y="5.514cm"><text:p text:style-name="P25"><text:span text:style-name="T2">SQL</text:span></text:p><draw:enhanced-geometry svg:viewBox="0 0 21600 21600" draw:type="rectangle" draw:enhanced-path="M 0 0 L 21600 0 21600 21600 0 21600 0 0 Z N"/></draw:custom-shape><draw:custom-shape text:anchor-type="paragraph" draw:z-index="2" draw:name="Shape5" draw:style-name="gr3" svg:width="2.303cm" svg:height="0.503cm" svg:x="5.14cm" svg:y="2.2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5" draw:style-name="gr3" svg:width="2.303cm" svg:height="0.503cm" svg:x="10.802cm" svg:y="2.2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6" draw:style-name="gr4" svg:width="0.477cm" svg:height="1.641cm" svg:x="14.903cm" svg:y="3.8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5" draw:name="Shape7" draw:style-name="gr5" draw:text-style-name="P27" svg:width="1.773cm" svg:height="0.609cm" svg:x="5.299cm" svg:y="1.386cm"><draw:text-box><text:p text:style-name="P26">HTTP</text:p></draw:text-box></draw:frame><draw:frame text:anchor-type="paragraph" draw:z-index="6" draw:name="Shape7" draw:style-name="gr5" draw:text-style-name="P27" svg:width="1.773cm" svg:height="0.609cm" svg:x="5.299cm" svg:y="1.386cm"><draw:text-box><text:p text:style-name="P26">HTTP</text:p></draw:text-box></draw:frame><draw:frame text:anchor-type="paragraph" draw:z-index="7" draw:name="Shape7" draw:style-name="gr6" draw:text-style-name="P28" svg:width="1.773cm" svg:height="0.489cm" svg:x="11.172cm" svg:y="1.307cm"><draw:text-box><text:p text:style-name="P26"><text:span text:style-name="T9">Rest</text:span></text:p></draw:text-box></draw:frame><draw:frame text:anchor-type="paragraph" draw:z-index="8" draw:name="Shape7" draw:style-name="gr5" draw:text-style-name="P27" svg:width="1.773cm" svg:height="0.609cm" svg:x="15.538cm" svg:y="4.297cm"><draw:text-box><text:p text:style-name="P26">SQL</text:p></draw:text-box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Descrição:</text:p>
      <text:p text:style-name="P2"/>
      <text:p text:style-name="P3"><text:tab/><text:span text:style-name="T1">Na parte do </text:span>front-end<text:span text:style-name="T1"> estamos usando um framework javascript chamado React.js, moderno e recente vem sendo uma ferramenta muito utilzada no mercado web. Permite rapido desenvolvimento e tem uma estrutura baseada em componentes reutilizaveis, gerando códigos modulares e escalaveis se implementados conforme a filosofia react.</text:span></text:p>
      <text:p text:style-name="P12"><text:tab/></text:p>
      <text:p text:style-name="P3"><text:tab/><text:span text:style-name="T1">A </text:span>rest-api <text:span text:style-name="T1">foi feita em node.js (também javascript), novamente utilizando-se uma framework também muito utilizada pelo mercado conhecida como express, esta que fornece ferramentas suficientes para criação de uma api robusta.</text:span></text:p>
      <text:p text:style-name="P12"/>
      <text:p text:style-name="P3"><text:span text:style-name="T1"><text:tab/>A conexão com o </text:span>SQL<text:span text:style-name="T1"> é feita a partir de uma biblioteca existente para node, mas o management do que acontece com o banco é puramente ‘escrita sql’. </text:span></text:p>
      <text:p text:style-name="P12"/>
      <text:p text:style-name="P3">Estrutura da rest:</text:p>
      <text:p text:style-name="P4"/>
      <text:p text:style-name="P4"><text:tab/><text:span text:style-name="T1">A rest está sendo montada conforme um desing bem interessante e com <text:s/>alto potencial de escalabilidade que pode ser encontrado nesse artigo:</text:span></text:p>
      <text:p text:style-name="P13"/>
      <text:p text:style-name="P4"><text:a xlink:type="simple" xlink:href="https://medium.com/studioarmix/learn-restful-api-design-ideals-c5ec915a430f" text:style-name="Internet_20_link" text:visited-style-name="Visited_20_Internet_20_Link"><text:span text:style-name="T1">https://medium.com/studioarmix/learn-restful-api-design-ideals-c5ec915a430f</text:span></text:a></text:p>
      <text:p text:style-name="P13"/>
      <text:p text:style-name="P13"><text:tab/>Em resumo (com o que foi implementado até então), temos um endpoint por tabela, e para cada endpoint diferentes verbos http são aceitos. Os verbos que vão ser utilizados serão somente o get, post e patch. A ausência do put e do delete se deve ao fato de que adotamos as praticas do que foi descrito no artigo, e o put é para updates em objetos inteiros, e o delete para remoções. No nosso caso os updates são bem específicos e mexem com um ou dois atributos, nesse caso recomenda-se o uso do patch, mesmo para o delete o que fazemos é mudar uma flag para true or false.</text:p>
      <text:p text:style-name="P13"><text:s text:c="10"/>Exemplificando, quando queremos fazer alterações nas tabelas sql a rest possui um endpoint com o nome daquela tabela e uma implementação para cada tipo de verbo http que você quiser usar. A rest esta no mesmo repositório da aplicação para facilitar as coisas, entretanto roda de maneira independente da aplicação, ou seja, se quiser startar a rest sem nem mexer com o front é possível.</text:p>
      <text:p text:style-name="P13"><text:soft-page-break/><text:tab/><text:span text:style-name="T3">As repostas da rest também seguem um padrão, 401 para erro de autenticação, 400 para erro interno da rest, e 200 se ocorreu tudo okay.</text:span></text:p>
      <text:p text:style-name="P13"/>
      <text:p text:style-name="P17">Especificação da REST</text:p>
      <text:p text:style-name="P13"/>
      <text:list xml:id="list865302712" text:style-name="L1">
        <text:list-item>
          <text:p text:style-name="P20">Receitas (endpoint: /recipes):</text:p>
          <text:list>
            <text:list-item>
              <text:p text:style-name="P20">Criar → POST</text:p>
            </text:list-item>
            <text:list-item>
              <text:p text:style-name="P20">Ler → GET</text:p>
            </text:list-item>
            <text:list-item>
              <text:p text:style-name="P20">Atualizar → PATCH</text:p>
            </text:list-item>
          </text:list>
        </text:list-item>
        <text:list-item>
          <text:p text:style-name="P21">Ingredientes (endpoint: /ingredients):</text:p>
          <text:list>
            <text:list-item>
              <text:p text:style-name="P21">Ler → GET</text:p>
            </text:list-item>
          </text:list>
        </text:list-item>
        <text:list-item>
          <text:p text:style-name="P21">Clientes (endpoint: /clientes):</text:p>
          <text:list>
            <text:list-item>
              <text:p text:style-name="P21">Ler → GET</text:p>
            </text:list-item>
            <text:list-item>
              <text:p text:style-name="P21">Criar → POST</text:p>
            </text:list-item>
          </text:list>
        </text:list-item>
        <text:list-item>
          <text:p text:style-name="P21">Compras (endpoint:/compras):</text:p>
          <text:list>
            <text:list-item>
              <text:p text:style-name="P21">Criar → POST</text:p>
            </text:list-item>
            <text:list-item>
              <text:p text:style-name="P21">Ler → GET</text:p>
            </text:list-item>
          </text:list>
        </text:list-item>
        <text:list-item>
          <text:p text:style-name="P21">Receitas_Ingredientes (endpoint: /receitas_ingredientes):</text:p>
          <text:list>
            <text:list-item>
              <text:p text:style-name="P21">Ler → GET</text:p>
            </text:list-item>
            <text:list-item>
              <text:p text:style-name="P21">Criar → POST</text:p>
            </text:list-item>
          </text:list>
        </text:list-item>
        <text:list-item>
          <text:p text:style-name="P21">Compras_Receitas (endpoint: /compras_receita):</text:p>
          <text:list>
            <text:list-item>
              <text:p text:style-name="P21">Ler → GET</text:p>
            </text:list-item>
            <text:list-item>
              <text:p text:style-name="P21">Criar → POST</text:p>
              <text:p text:style-name="P21"/>
            </text:list-item>
          </text:list>
        </text:list-item>
      </text:list>
      <text:p text:style-name="P13"/>
      <text:p text:style-name="P13"/>
      <text:p text:style-name="P8">Dicionário de dados</text:p>
      <text:p text:style-name="P8"/>
      <text:p text:style-name="P9">Tabela ingredientes:</text:p>
      <text:p text:style-name="P9"><text:tab/><text:span text:style-name="T1">ingrediente_id</text:span> → <text:span text:style-name="T1">chave primária que identifica um ingrediente</text:span></text:p>
      <text:p text:style-name="P10"><text:tab/>nome → nome do ingrediente</text:p>
      <text:p text:style-name="P10"><text:tab/>disponível → boolean que diz se esse ingrediente está disponivel no estoque ou não.</text:p>
      <text:p text:style-name="P10"><text:tab/>custo → valor desse ingrediente <text:span text:style-name="T4">(reais)</text:span></text:p>
      <text:p text:style-name="P10"/>
      <text:p text:style-name="P9">Receitas:</text:p>
      <text:p text:style-name="P9"><text:tab/><text:span text:style-name="T1">receita_id → chave primária que identifica uma receita</text:span></text:p>
      <text:p text:style-name="P10"><text:tab/>nome → nome da receita</text:p>
      <text:p text:style-name="P10"><text:tab/><text:span text:style-name="T8">ativa → se foi excluída ou não</text:span></text:p>
      <text:p text:style-name="P10"><text:tab/><text:span text:style-name="T8">cliente_id → a qual cliente essa receita pertence</text:span></text:p>
      <text:p text:style-name="P10"/>
      <text:p text:style-name="P9">Compras:</text:p>
      <text:p text:style-name="P9"><text:tab/><text:span text:style-name="T1">compra_id → chave primaria que identifica uma compra</text:span></text:p>
      <text:p text:style-name="P10"><text:tab/>data_pagamento → quando a compra foi paga , <text:span text:style-name="T4">data fo calendario gregoriano</text:span></text:p>
      <text:p text:style-name="P10"><text:tab/>custo → o valor total dessa compra <text:span text:style-name="T4">(reais)</text:span></text:p>
      <text:p text:style-name="P10"><text:tab/>cliente_id → chave estrangeira que diz qual cliente fez essa compra</text:p>
      <text:p text:style-name="P10"><text:tab/></text:p>
      <text:p text:style-name="P9">Cliente:</text:p>
      <text:p text:style-name="P9"><text:tab/><text:span text:style-name="T1">cliente_id → chave primaria que identifica um cliente</text:span></text:p>
      <text:p text:style-name="P10"><text:tab/>nome → nome do cliente (pode ser primeiro nome ou completo)</text:p>
      <text:p text:style-name="P10"><text:tab/>nascimento → data de nascimento do cliente, <text:span text:style-name="T4">calendario gregoriano</text:span></text:p>
      <text:p text:style-name="P10"><text:tab/>genêro → genêro com o qual o cliente se classifica como </text:p>
      <text:p text:style-name="P10"/>
      <text:p text:style-name="P9"><text:soft-page-break/>Receita Ingrediente:</text:p>
      <text:p text:style-name="P9"><text:tab/><text:span text:style-name="T1">ingrediente_id→ chave estrangeira, parte da primária. Identifica qual ingrediente pertence à essa relação.</text:span></text:p>
      <text:p text:style-name="P10"><text:tab/>receita_id→ chave estrangeira, parte da primária. Identifica qual receita pertence à essa relação.</text:p>
      <text:p text:style-name="P10"/>
      <text:p text:style-name="P9">Compras Receita:</text:p>
      <text:p text:style-name="P9"><text:tab/><text:span text:style-name="T1">compra_id→ chave estrangeira, parte da primária. Identifica qual compra pertence à essa relação.</text:span></text:p>
      <text:p text:style-name="P10"><text:tab/>receita_id→ chave estrangeira, parte da primária. Identifica qual receita pertence à essa relação.</text:p>
      <text:p text:style-name="P10"/>
      <text:p text:style-name="P10"/>
      <text:p text:style-name="P23">Rodando o Projeto</text:p>
      <text:p text:style-name="P16"/>
      <text:list xml:id="list1017381015" text:style-name="L2">
        <text:list-item>
          <text:p text:style-name="P18"><text:span text:style-name="T6">Rode os 3 scripts sql da pasta MYSQL do projeto.</text:span></text:p>
        </text:list-item>
        <text:list-item>
          <text:p text:style-name="P22"><text:span text:style-name="T5">Tenha node instalado no computador</text:span></text:p>
        </text:list-item>
        <text:list-item>
          <text:p text:style-name="P22"><text:span text:style-name="T5">no folder restapi/api/models ponha sua autenticação </text:span><text:span text:style-name="T7">sql</text:span><text:span text:style-name="T5"> no objeto ‘</text:span><text:span text:style-name="T7">con’.</text:span></text:p>
        </text:list-item>
        <text:list-item>
          <text:p text:style-name="P22"><text:span text:style-name="T5">Pelo terminal entre na pasta restApi</text:span></text:p>
        </text:list-item>
        <text:list-item>
          <text:p text:style-name="P22"><text:span text:style-name="T5">Insira o comando npm install </text:span></text:p>
        </text:list-item>
        <text:list-item>
          <text:p text:style-name="P22"><text:span text:style-name="T5">Insira o comando npm start</text:span></text:p>
        </text:list-item>
        <text:list-item>
          <text:p text:style-name="P22"><text:span text:style-name="T5">Pelo terminal entre na pasta application/my-app</text:span></text:p>
        </text:list-item>
        <text:list-item>
          <text:p text:style-name="P22"><text:span text:style-name="T5">Insira o comando npm install </text:span></text:p>
        </text:list-item>
        <text:list-item>
          <text:p text:style-name="P22"><text:span text:style-name="T5">Insira o comando npm start</text:span></text:p>
        </text:list-item>
        <text:list-item>
          <text:p text:style-name="P24"><text:span text:style-name="T5">Abra o endereço localhost:3000 no seu brows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2:20:57.736544887</meta:creation-date>
    <dc:date>2018-09-19T10:24:34.691232026</dc:date>
    <meta:editing-duration>PT14M16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4" meta:paragraph-count="81" meta:word-count="706" meta:character-count="4351" meta:non-whitespace-character-count="3707"/>
  </office:meta>
</office:document-meta>
</file>